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6.6cm" svg:height="11.9cm" svg:x="2.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6cm" svg:height="2cm" svg:x="2.1cm" svg:y="1.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0.9cm" svg:x="11.7cm" svg:y="2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491cm" svg:height="0.962cm" svg:x="13.5cm" svg:y="2.538cm">
          <draw:text-box>
            <text:p>Navigation</text:p>
          </draw:text-box>
        </draw:frame>
        <draw:custom-shape draw:style-name="gr1" draw:text-style-name="P1" draw:layer="layout" svg:width="19cm" svg:height="11.9cm" svg:x="1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6cm" svg:height="2.2cm" svg:x="2.1cm" svg:y="11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35cm" svg:height="0.962cm" svg:x="6.165cm" svg:y="10.9cm">
          <draw:text-box>
            <text:p>Footer</text:p>
          </draw:text-box>
        </draw:frame>
        <draw:custom-shape draw:style-name="gr2" draw:text-style-name="P1" draw:layer="layout" svg:width="3.4cm" svg:height="1.2cm" svg:x="3.1cm" svg:y="11.7cm">
          <text:p text:style-name="P1">Contact in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.2cm" svg:x="8.1cm" svg:y="11.7cm">
          <text:p text:style-name="P1">Contact in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.2cm" svg:x="13.1cm" svg:y="11.7cm">
          <text:p text:style-name="P1">Contact info</text:p>
          <draw:enhanced-geometry svg:viewBox="0 0 21600 21600" draw:type="rectangle" draw:enhanced-path="M 0 0 L 21600 0 21600 21600 0 21600 0 0 Z N"/>
        </draw:custom-shape>
        <draw:frame draw:style-name="gr3" draw:layer="layout" svg:width="2.576cm" svg:height="0.962cm" svg:x="2.124cm" svg:y="2.4cm">
          <draw:text-box>
            <text:p>Header</text:p>
          </draw:text-box>
        </draw:frame>
        <draw:custom-shape draw:style-name="gr2" draw:text-style-name="P1" draw:layer="layout" svg:width="5cm" svg:height="1.4cm" svg:x="4.5cm" svg:y="1.7cm">
          <text:p text:style-name="P1">Logo/H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5cm" svg:x="3.4cm" svg:y="3.8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6.1cm" svg:x="10.7cm" svg:y="4.5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3.4cm" svg:x="3.4cm" svg:y="6.3cm">
          <text:p text:style-name="P1">Contact inf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4:17:59.755600591</meta:creation-date>
    <dc:date>2014-11-30T14:39:29.770380829</dc:date>
    <meta:editing-duration>P0D</meta:editing-duration>
    <meta:editing-cycles>1</meta:editing-cycles>
    <meta:generator>LibreOffice/4.2.7.2$Linux_X86_64 LibreOffice_project/420m0$Build-2</meta:generator>
    <meta:document-statistic meta:object-count="15"/>
  </office:meta>
</office:document-meta>
</file>